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RoleManager.get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oleManager.getRole( String rol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oleManager.FileRoleManager( AccreditableManager 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oleManager.getRo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RoleManager.add( Role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oleManager.remove( Role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oleManager.instance( AccreditableManager mgr , File configurationDirectory , Logger log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eRoleManager.create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